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solid" draw:fill-color="#cc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-width="0.276cm" draw:fill="solid" draw:fill-color="#cc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-color="#e6e6e6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_20__28_var_29_" svg:stroke-width="0.051cm" draw:marker-start-width="0.377cm" draw:marker-end-width="0.377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62cm" fo:min-width="1.313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62cm" fo:min-width="1.092cm"/>
    </style:style>
    <style:style style:name="P1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2" style:family="paragraph">
      <style:paragraph-properties fo:text-align="center"/>
      <style:text-properties fo:font-size="12pt" fo:font-weight="bold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2.743cm" svg:height="0.708cm" svg:x="5.645cm" svg:y="0cm">
          <text:p text:style-name="P1"><text:span text:style-name="T1">Provi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2.744cm" svg:height="0.708cm" svg:x="5.651cm" svg:y="1.322cm">
          <text:p text:style-name="P1"><text:span text:style-name="T1">Call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1" draw:id="id4" draw:layer="layout" svg:width="2.744cm" svg:height="0.708cm" svg:x="2.962cm" svg:y="2.784cm">
          <text:p text:style-name="P1"><text:span text:style-name="T1">Connec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draw:id="id5" draw:layer="layout" svg:width="2.349cm" svg:height="1.156cm" svg:x="3.151cm" svg:y="4.801cm">
          <text:p text:style-name="P1"><text:span text:style-name="T1">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7" draw:layer="layout" svg:width="2.349cm" svg:height="1.156cm" svg:x="0cm" svg:y="4.801cm">
          <text:p text:style-name="P1"><text:span text:style-name="T1">Terminal</text:span></text:p>
          <text:p text:style-name="P1"><text:span text:style-name="T1">Conn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892cm" svg:height="1.144cm" svg:x="0.247cm" svg:y="7.645cm">
          <text:p text:style-name="P1"><text:span text:style-name="T1">Terminal</text:span></text:p>
          <draw:enhanced-geometry svg:viewBox="0 0 21600 21600" draw:path-stretchpoint-x="10800" draw:path-stretchpoint-y="10800" draw:text-areas="?f3 ?f4 ?f5 ?f6" draw:type="round-rectangle" draw:modifiers="5494.452773613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8" draw:layer="layout" svg:width="2.349cm" svg:height="1.272cm" svg:x="0cm" svg:y="7.229cm">
          <text:p/>
          <draw:enhanced-geometry svg:viewBox="0 0 21600 21600" draw:type="block-arc" draw:modifiers="179.604018505302 3904.79168854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id="id3" draw:layer="layout" svg:width="2.743cm" svg:height="0.708cm" svg:x="9.904cm" svg:y="2.784cm">
          <text:p text:style-name="P1"><text:span text:style-name="T1">Connec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draw:id="id6" draw:layer="layout" svg:width="2.349cm" svg:height="1.157cm" svg:x="10.096cm" svg:y="4.801cm">
          <text:p text:style-name="P1"><text:span text:style-name="T1">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1" draw:layer="layout" svg:width="2.349cm" svg:height="1.157cm" svg:x="12.777cm" svg:y="4.801cm">
          <text:p text:style-name="P1"><text:span text:style-name="T1">Terminal</text:span></text:p>
          <text:p text:style-name="P1"><text:span text:style-name="T1">Conn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9" draw:layer="layout" svg:width="2.349cm" svg:height="1.157cm" svg:x="7.374cm" svg:y="4.801cm">
          <text:p text:style-name="P1"><text:span text:style-name="T1">Terminal</text:span></text:p>
          <text:p text:style-name="P1"><text:span text:style-name="T1">Conn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892cm" svg:height="1.143cm" svg:x="13.024cm" svg:y="7.646cm">
          <text:p text:style-name="P1"><text:span text:style-name="T1">Terminal</text:span></text:p>
          <draw:enhanced-geometry svg:viewBox="0 0 21600 21600" draw:path-stretchpoint-x="10800" draw:path-stretchpoint-y="10800" draw:text-areas="?f3 ?f4 ?f5 ?f6" draw:type="round-rectangle" draw:modifiers="5494.452773613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12" draw:layer="layout" svg:width="2.349cm" svg:height="1.271cm" svg:x="12.777cm" svg:y="7.23cm">
          <text:p/>
          <draw:enhanced-geometry svg:viewBox="0 0 21600 21600" draw:type="block-arc" draw:modifiers="179.604018505302 3904.79168854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1.892cm" svg:height="1.143cm" svg:x="7.621cm" svg:y="7.646cm">
          <text:p text:style-name="P1"><text:span text:style-name="T1">Terminal</text:span></text:p>
          <draw:enhanced-geometry svg:viewBox="0 0 21600 21600" draw:path-stretchpoint-x="10800" draw:path-stretchpoint-y="10800" draw:text-areas="?f3 ?f4 ?f5 ?f6" draw:type="round-rectangle" draw:modifiers="5494.452773613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10" draw:layer="layout" svg:width="2.349cm" svg:height="1.271cm" svg:x="7.374cm" svg:y="7.23cm">
          <text:p/>
          <draw:enhanced-geometry svg:viewBox="0 0 21600 21600" draw:type="block-arc" draw:modifiers="179.604018505302 3904.79168854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7" draw:text-style-name="P3" draw:layer="layout" draw:type="line" svg:x1="7.016cm" svg:y1="0.708cm" svg:x2="7.022cm" svg:y2="1.322cm" draw:start-shape="id1" draw:start-glue-point="6" draw:end-shape="id2" draw:end-glue-point="4">
          <text:p/>
        </draw:connector>
        <draw:connector draw:style-name="gr8" draw:text-style-name="P3" draw:layer="layout" draw:type="line" svg:x1="7.022cm" svg:y1="2.03cm" svg:x2="11.275cm" svg:y2="2.784cm" draw:start-shape="id2" draw:start-glue-point="8" draw:end-shape="id3" draw:end-glue-point="4">
          <text:p/>
        </draw:connector>
        <draw:connector draw:style-name="gr8" draw:text-style-name="P3" draw:layer="layout" draw:type="line" svg:x1="7.022cm" svg:y1="2.03cm" svg:x2="4.333cm" svg:y2="2.784cm" draw:start-shape="id2" draw:start-glue-point="8" draw:end-shape="id4" draw:end-glue-point="4">
          <text:p/>
        </draw:connector>
        <draw:connector draw:style-name="gr8" draw:text-style-name="P3" draw:layer="layout" draw:type="line" svg:x1="4.333cm" svg:y1="3.492cm" svg:x2="4.325cm" svg:y2="4.801cm" draw:start-shape="id4" draw:start-glue-point="6" draw:end-shape="id5" draw:end-glue-point="0">
          <text:p/>
        </draw:connector>
        <draw:connector draw:style-name="gr8" draw:text-style-name="P3" draw:layer="layout" draw:type="line" svg:x1="11.275cm" svg:y1="3.492cm" svg:x2="11.27cm" svg:y2="4.801cm" draw:start-shape="id3" draw:start-glue-point="6" draw:end-shape="id6" draw:end-glue-point="0">
          <text:p/>
        </draw:connector>
        <draw:connector draw:style-name="gr8" draw:text-style-name="P2" draw:layer="layout" draw:type="line" svg:x1="1.174cm" svg:y1="5.957cm" svg:x2="1.174cm" svg:y2="7.229cm" draw:start-shape="id7" draw:start-glue-point="2" draw:end-shape="id8" draw:end-glue-point="0">
          <text:p/>
        </draw:connector>
        <draw:connector draw:style-name="gr8" draw:text-style-name="P2" draw:layer="layout" draw:type="line" svg:x1="8.548cm" svg:y1="5.958cm" svg:x2="8.548cm" svg:y2="7.23cm" draw:start-shape="id9" draw:start-glue-point="2" draw:end-shape="id10" draw:end-glue-point="0">
          <text:p/>
        </draw:connector>
        <draw:connector draw:style-name="gr8" draw:text-style-name="P2" draw:layer="layout" draw:type="line" svg:x1="13.951cm" svg:y1="5.958cm" svg:x2="13.951cm" svg:y2="7.23cm" draw:start-shape="id11" draw:start-glue-point="2" draw:end-shape="id12" draw:end-glue-point="0">
          <text:p/>
        </draw:connector>
        <draw:connector draw:style-name="gr8" draw:text-style-name="P2" draw:layer="layout" draw:type="line" svg:x1="4.325cm" svg:y1="5.957cm" svg:x2="1.174cm" svg:y2="7.229cm" draw:start-shape="id5" draw:start-glue-point="2" draw:end-shape="id8" draw:end-glue-point="0">
          <text:p/>
        </draw:connector>
        <draw:connector draw:style-name="gr8" draw:text-style-name="P2" draw:layer="layout" draw:type="line" svg:x1="11.27cm" svg:y1="5.958cm" svg:x2="8.548cm" svg:y2="7.23cm" draw:start-shape="id6" draw:start-glue-point="2" draw:end-shape="id10" draw:end-glue-point="0">
          <text:p/>
        </draw:connector>
        <draw:connector draw:style-name="gr8" draw:text-style-name="P2" draw:layer="layout" draw:type="line" svg:x1="11.27cm" svg:y1="5.958cm" svg:x2="13.951cm" svg:y2="7.23cm" draw:start-shape="id6" draw:start-glue-point="2" draw:end-shape="id12" draw:end-glue-point="0">
          <text:p/>
        </draw:connector>
        <draw:connector draw:style-name="gr8" draw:text-style-name="P2" draw:layer="layout" draw:type="line" svg:x1="1.174cm" svg:y1="5.957cm" svg:x2="1.174cm" svg:y2="7.229cm" draw:start-shape="id7" draw:start-glue-point="2" draw:end-shape="id8" draw:end-glue-point="0">
          <text:p/>
        </draw:connector>
        <draw:connector draw:style-name="gr8" draw:text-style-name="P3" draw:layer="layout" draw:type="line" svg:x1="9.904cm" svg:y1="3.137cm" svg:x2="8.548cm" svg:y2="4.801cm" draw:start-shape="id3" draw:start-glue-point="5" draw:end-shape="id9" draw:end-glue-point="0">
          <text:p/>
        </draw:connector>
        <draw:connector draw:style-name="gr8" draw:text-style-name="P3" draw:layer="layout" draw:type="line" svg:x1="12.647cm" svg:y1="3.137cm" svg:x2="13.951cm" svg:y2="4.801cm" draw:start-shape="id3" draw:start-glue-point="7" draw:end-shape="id11" draw:end-glue-point="0">
          <text:p/>
        </draw:connector>
        <draw:connector draw:style-name="gr8" draw:text-style-name="P3" draw:layer="layout" draw:type="line" svg:x1="2.962cm" svg:y1="3.137cm" svg:x2="1.174cm" svg:y2="4.801cm" draw:start-shape="id4" draw:start-glue-point="5" draw:end-shape="id7" draw:end-glue-point="0">
          <text:p/>
        </draw:connector>
        <draw:line draw:style-name="gr9" draw:text-style-name="P3" draw:layer="layout" svg:x1="2.618cm" svg:y1="1.918cm" svg:x2="2.618cm" svg:y2="9.277cm">
          <text:p/>
        </draw:line>
        <draw:frame draw:style-name="gr10" draw:text-style-name="P4" draw:layer="layout" svg:width="2.077cm" svg:height="0.725cm" svg:x="0.882cm" svg:y="1.844cm">
          <draw:text-box>
            <text:p text:style-name="P4">Physical</text:p>
          </draw:text-box>
        </draw:frame>
        <draw:frame draw:style-name="gr11" draw:text-style-name="P4" draw:layer="layout" svg:width="1.844cm" svg:height="0.725cm" svg:x="2.605cm" svg:y="1.811cm">
          <draw:text-box>
            <text:p text:style-name="P4">Logic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3.8cm" fo:page-height="14.6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irgit Matthaei</meta:initial-creator>
    <meta:creation-date>2006-04-13T14:56:51</meta:creation-date>
    <dc:date>2006-05-03T17:40:18</dc:date>
    <dc:language>de-DE</dc:language>
    <meta:editing-cycles>6</meta:editing-cycles>
    <meta:editing-duration>PT27M59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